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7.5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5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8cm" svg:height="3.1cm" svg:x="12.2cm" svg:y="16.1cm">
          <text:p text:style-name="P1">MQTT Brok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8cm" svg:height="3.1cm" svg:x="14.4cm" svg:y="2.8cm">
          <text:p text:style-name="P1">Sensorboard</text:p>
          <text:p text:style-name="P1">(wartet nach Senden</text:p>
          <text:p text:style-name="P1">auf Bestätigung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cm" svg:height="3.1cm" svg:x="3.3cm" svg:y="8.8cm">
          <text:p text:style-name="P1">LoRa Empfänge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4.4cm" svg:y1="4.35cm" svg:x2="7.3cm" svg:y2="8.8cm" draw:start-shape="id1" draw:start-glue-point="3" draw:end-shape="id2" draw:end-glue-point="0" svg:d="M14400 4350c-4734 0-7100 1483-7100 4450" svg:viewBox="0 0 7101 4451">
          <text:p text:style-name="P1"/>
        </draw:connector>
        <draw:frame draw:style-name="gr3" draw:text-style-name="P4" draw:layer="layout" svg:width="4.4cm" svg:height="2.4cm" draw:transform="rotate (0.714712328691678) translate (5.852cm 5.836cm)">
          <draw:text-box>
            <text:p>Sendet Nachricht</text:p>
            <text:p/>
          </draw:text-box>
        </draw:frame>
        <draw:connector draw:style-name="gr4" draw:text-style-name="P3" draw:layer="layout" draw:type="curve" svg:x1="7.3cm" svg:y1="11.9cm" svg:x2="12.2cm" svg:y2="17.65cm" draw:start-shape="id2" draw:start-glue-point="2" draw:end-shape="id3" draw:end-glue-point="3" svg:d="M7300 11900c0 3834 1633 5750 4900 5750" svg:viewBox="0 0 4901 5751">
          <text:p/>
        </draw:connector>
        <draw:frame draw:style-name="gr5" draw:text-style-name="P4" xml:id="id4" draw:id="id4" draw:layer="layout" svg:width="5.1cm" svg:height="2cm" svg:x="5.6cm" svg:y="15.7cm">
          <draw:text-box>
            <text:p>Sendet Nachricht</text:p>
          </draw:text-box>
        </draw:frame>
        <draw:connector draw:style-name="gr4" draw:text-style-name="P3" draw:layer="layout" draw:type="curve" svg:x1="11.3cm" svg:y1="10.35cm" svg:x2="18.4cm" svg:y2="5.9cm" draw:start-shape="id2" draw:start-glue-point="1" draw:end-shape="id1" draw:end-glue-point="2" svg:d="M11300 10350c4734 0 7100-1483 7100-4450" svg:viewBox="0 0 7101 4451">
          <text:p/>
        </draw:connector>
        <draw:frame draw:style-name="gr6" draw:text-style-name="P4" draw:layer="layout" svg:width="5.2cm" svg:height="2.3cm" svg:x="12.9cm" svg:y="8cm">
          <draw:text-box>
            <text:p>Sendet Bestätigung </text:p>
          </draw:text-box>
        </draw:frame>
        <draw:connector draw:style-name="gr4" draw:text-style-name="P3" draw:layer="layout" draw:type="curve" svg:x1="8.15cm" svg:y1="15.7cm" svg:x2="18.945cm" svg:y2="13.579cm" draw:start-shape="id4" draw:start-glue-point="0" svg:d="M8150 15700c0-1965 10795-905 10795-2121" svg:viewBox="0 0 10796 2122">
          <text:p/>
        </draw:connector>
        <draw:custom-shape draw:style-name="gr7" draw:text-style-name="P2" draw:layer="layout" svg:width="9cm" svg:height="2.2cm" svg:x="18.7cm" svg:y="12.1cm">
          <text:p text:style-name="P1">Inkrementiert Zäh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8.6cm" svg:height="1.5cm" svg:x="10.6cm" svg:y="13.4cm">
          <draw:text-box>
            <text:p>Im Fehlerfal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5:30:58.033342263</meta:creation-date>
    <dc:date>2021-06-24T15:37:14.885522499</dc:date>
    <meta:editing-duration>PT6M17S</meta:editing-duration>
    <meta:editing-cycles>1</meta:editing-cycles>
    <meta:document-statistic meta:object-count="12"/>
    <meta:generator>LibreOffice/6.4.7.2$Linux_X86_64 LibreOffice_project/40$Build-2</meta:generator>
  </office:meta>
</office:document-meta>
</file>